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530" officeooo:paragraph-rsid="00155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2:55:31.058620320</meta:creation-date>
    <meta:generator>LibreOffice/7.3.7.2$Linux_X86_64 LibreOffice_project/30$Build-2</meta:generator>
    <dc:date>2025-01-20T12:56:02.670826153</dc:date>
    <meta:editing-duration>PT32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</office:meta>
</office:document-meta>
</file>